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fr" style:country-asian="FR"/>
    </style:style>
    <style:style style:name="P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fr" style:country-asian="FR"/>
    </style:style>
    <style:style style:name="P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fr" style:country-asian="FR"/>
    </style:style>
    <style:style style:name="P4" style:parent-style-name="Normal" style:list-style-name="LFO1" style:family="paragraph">
      <style:paragraph-properties fo:margin-top="0.0694in" fo:margin-bottom="0.0694in" fo:line-height="100%"/>
    </style:style>
    <style:style style:name="T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fr" style:country-asian="FR"/>
    </style:style>
    <style:style style:name="T6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T7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T8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/>
    </style:style>
    <style:style style:name="T9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P10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style:letter-kerning="false" fo:font-size="12pt" style:font-size-asian="12pt" style:font-size-complex="12pt" style:text-underline-type="single" style:text-underline-style="solid" style:text-underline-width="auto" style:text-underline-mode="continuous" fo:language="fr" fo:country="FR" style:language-asian="fr" style:country-asian="FR"/>
    </style:style>
    <style:style style:name="P11" style:parent-style-name="Normal" style:list-style-name="LFO1" style:family="paragraph">
      <style:paragraph-properties fo:margin-top="0.0694in" fo:margin-bottom="0.0694in" fo:line-height="100%"/>
    </style:style>
    <style:style style:name="T1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fr" fo:country="FR" style:language-asian="fr" style:country-asian="FR"/>
    </style:style>
    <style:style style:name="P13" style:parent-style-name="Normal" style:list-style-name="LFO1" style:family="paragraph">
      <style:paragraph-properties fo:margin-top="0.0694in" fo:margin-bottom="0.0694in" fo:line-height="100%"/>
    </style:style>
    <style:style style:name="T1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fr" fo:country="FR" style:language-asian="fr" style:country-asian="FR"/>
    </style:style>
    <style:style style:name="P15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style:letter-kerning="false" fo:font-size="12pt" style:font-size-asian="12pt" style:font-size-complex="12pt" style:text-underline-type="single" style:text-underline-style="solid" style:text-underline-width="auto" style:text-underline-mode="continuous" fo:language="fr" fo:country="FR" style:language-asian="fr" style:country-asian="FR"/>
    </style:style>
    <style:style style:name="P16" style:parent-style-name="Normal" style:list-style-name="LFO1" style:family="paragraph">
      <style:paragraph-properties fo:margin-top="0.0694in" fo:margin-bottom="0.0694in" fo:line-height="100%"/>
    </style:style>
    <style:style style:name="T1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fo:language="fr" fo:country="FR" style:language-asian="fr" style:country-asian="FR"/>
    </style:style>
    <style:style style:name="P18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style:letter-kerning="false" fo:font-size="12pt" style:font-size-asian="12pt" style:font-size-complex="12pt" style:text-underline-type="single" style:text-underline-style="solid" style:text-underline-width="auto" style:text-underline-mode="continuous" fo:language="fr" fo:country="FR" style:language-asian="fr" style:country-asian="FR"/>
    </style:style>
    <style:style style:name="P1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language="fr" fo:country="FR" style:language-asian="fr" style:country-asian="FR"/>
    </style:style>
    <style:style style:name="P2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language="fr" fo:country="FR" style:language-asian="fr" style:country-asian="FR"/>
    </style:style>
    <style:style style:name="P21" style:parent-style-name="Normal" style:list-style-name="LFO2" style:family="paragraph">
      <style:paragraph-properties fo:margin-top="0.0694in" fo:margin-bottom="0.0694in" fo:line-height="100%"/>
    </style:style>
    <style:style style:name="T2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fr" style:country-asian="FR"/>
    </style:style>
    <style:style style:name="T2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fr" style:country-asian="FR"/>
    </style:style>
    <style:style style:name="T24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T25" style:parent-style-name="HTMLCode" style:family="text">
      <style:text-properties style:font-name-asian="Aptos"/>
    </style:style>
    <style:style style:name="P26" style:parent-style-name="Normal" style:family="paragraph">
      <style:paragraph-properties fo:margin-top="0.0694in" fo:margin-bottom="0.0694in" fo:line-height="100%" fo:margin-left="0.5in">
        <style:tab-stops/>
      </style:paragraph-properties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style:letter-kerning="false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P27" style:parent-style-name="Heading3" style:family="paragraph">
      <style:text-properties style:font-name="Times New Roman" fo:font-weight="bold" style:font-weight-asian="bold" style:font-weight-complex="bold" fo:color="#000000" fo:font-size="13.5pt" style:font-size-asian="13.5pt" style:font-size-complex="13.5pt"/>
    </style:style>
    <style:style style:name="P28" style:parent-style-name="Normal" style:family="paragraph">
      <style:paragraph-properties fo:text-indent="0.25in"/>
    </style:style>
    <style:style style:name="P29" style:parent-style-name="ListParagraph" style:family="paragraph">
      <style:paragraph-properties fo:margin-top="0.0694in" fo:margin-bottom="0.0694in" fo:line-height="100%"/>
    </style:style>
    <style:style style:name="T30" style:parent-style-name="Hyperlink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style:letter-kerning="false" fo:font-size="12pt" style:font-size-asian="12pt" style:font-size-complex="12pt" style:language-asian="fr" style:country-asian="FR"/>
    </style:style>
    <style:style style:name="P31" style:parent-style-name="ListParagraph" style:family="paragraph">
      <style:paragraph-properties fo:margin-top="0.0694in" fo:margin-bottom="0.0694in" fo:line-height="100%"/>
      <style:text-properties fo:font-weight="bold" style:font-weight-asian="bold" style:font-weight-complex="bold"/>
    </style:style>
    <style:style style:name="P32" style:parent-style-name="ListParagraph" style:list-style-name="LFO2" style:family="paragraph">
      <style:paragraph-properties fo:margin-top="0.0694in" fo:margin-bottom="0.0694in" fo:line-height="100%"/>
      <style:text-properties fo:hyphenate="true"/>
    </style:style>
    <style:style style:name="T33" style:parent-style-name="HTMLCode" style:family="text">
      <style:text-properties style:font-name-asian="Aptos"/>
    </style:style>
    <style:style style:name="P34" style:parent-style-name="ListParagraph" style:family="paragraph">
      <style:paragraph-properties fo:margin-top="0.0694in" fo:margin-bottom="0.0694in" fo:line-height="100%"/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style:letter-kerning="false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P3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fr" style:country-asian="FR"/>
    </style:style>
    <style:style style:name="P3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fr" style:country-asian="FR"/>
    </style:style>
    <style:style style:name="P37" style:parent-style-name="Normal" style:list-style-name="LFO3" style:family="paragraph">
      <style:paragraph-properties fo:margin-top="0.0694in" fo:margin-bottom="0.0694in" fo:line-height="100%"/>
    </style:style>
    <style:style style:name="T3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fr" style:country-asian="FR"/>
    </style:style>
    <style:style style:name="T39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T40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T41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/>
    </style:style>
    <style:style style:name="T42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P43" style:parent-style-name="Normal" style:family="paragraph">
      <style:paragraph-properties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style:letter-kerning="false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P4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fr" style:country-asian="FR"/>
    </style:style>
    <style:style style:name="P4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fr" style:country-asian="FR"/>
    </style:style>
    <style:style style:name="P4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fr" style:country-asian="FR"/>
    </style:style>
    <style:style style:name="P4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fr" style:country-asian="FR"/>
    </style:style>
    <style:style style:name="P48" style:parent-style-name="Normal" style:family="paragraph">
      <style:paragraph-properties fo:margin-top="0.0694in" fo:margin-bottom="0.0694in" fo:line-height="100%"/>
    </style:style>
    <style:style style:name="T49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T50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/>
    </style:style>
    <style:style style:name="T51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P52" style:parent-style-name="Normal" style:family="paragraph">
      <style:paragraph-properties fo:margin-top="0.0694in" fo:margin-bottom="0.0694in" fo:line-height="100%"/>
    </style:style>
    <style:style style:name="T53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style:letter-kerning="false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P5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/>
    </style:style>
    <style:style style:name="P5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style:letter-kerning="false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</office:automatic-styles>
  <office:body>
    <office:text text:use-soft-page-breaks="true">
      <text:h text:style-name="P1" text:outline-level="2">Running the Code</text:h>
      <text:h text:style-name="P2" text:outline-level="3"/>
      <text:h text:style-name="P3" text:outline-level="3">1. Set Up Your Environment</text:h>
      <text:list text:style-name="LFO1" text:continue-numbering="true">
        <text:list-item>
          <text:p text:style-name="P4"><text:span text:style-name="T5">Create a Virtual Environment:</text:span><text:span text:style-name="T6"><text:s/>To isolate your project's dependencies, it's a good practice to use a virtual environment. Open your terminal or command prompt and navigate to your project<text:s/></text:span><text:span text:style-name="T7">directory. Run the following command to create a virtual environment named<text:s/></text:span><text:span text:style-name="T8">venv</text:span><text:span text:style-name="T9">:</text:span></text:p>
        </text:list-item>
      </text:list>
      <text:p text:style-name="P10">python -m venv venv</text:p>
      <text:list text:style-name="LFO1" text:continue-numbering="true">
        <text:list-item>
          <text:p text:style-name="P11"><text:span text:style-name="T12">Activate the Virtual Environment:</text:span></text:p>
          <text:list text:continue-numbering="true">
            <text:list-item>
              <text:p text:style-name="P13"><text:span text:style-name="T14">On Windows:</text:span></text:p>
            </text:list-item>
          </text:list>
        </text:list-item>
      </text:list>
      <text:p text:style-name="P15">venv\Scripts\activate</text:p>
      <text:list text:style-name="LFO1" text:continue-numbering="true">
        <text:list-item>
          <text:list>
            <text:list-item>
              <text:p text:style-name="P16"><text:span text:style-name="T17">On macOS/Linux:</text:span></text:p>
            </text:list-item>
          </text:list>
        </text:list-item>
      </text:list>
      <text:p text:style-name="P18">source venv/bin/activate</text:p>
      <text:h text:style-name="P19" text:outline-level="3"/>
      <text:h text:style-name="P20" text:outline-level="3">2. Install Dependencies</text:h>
      <text:list text:style-name="LFO2" text:continue-numbering="true">
        <text:list-item>
          <text:p text:style-name="P21"><text:span text:style-name="T22">Install the<text:s/></text:span><text:span text:style-name="T23">Dependencies:</text:span><text:span text:style-name="T24"><text:s/>Use pip to install all the packages listed in your<text:s/></text:span><text:span text:style-name="T25">requirements.txt</text:span><text:s/>file:</text:p>
        </text:list-item>
      </text:list>
      <text:p text:style-name="P26">pip install -r requirements.txt</text:p>
      <text:h text:style-name="P27" text:outline-level="3">3. Extract the Model File</text:h>
      <text:p text:style-name="P28">1.<text:span text:style-name="Strong"><text:s text:c="3"/>download model:</text:span></text:p>
      <text:p text:style-name="P29"><text:span text:style-name="Strong"><text:tab/></text:span><text:span text:style-name="T30">https://drive.google.com/drive/folders/1-UWPnKzFNw-ISW37Oy8wk8Tc2YJ3nZe9?usp=sharing</text:span></text:p>
      <text:p text:style-name="P31"/>
      <text:list text:style-name="LFO2" text:continue-numbering="true">
        <text:list-item>
          <text:p text:style-name="P32"><text:span text:style-name="Strong">Extract the Model File:</text:span><text:s/>If your model file is compressed, you need to extract it before running the script. For example, if your model file is named<text:s/><text:span text:style-name="T33">model.zip</text:span>, use the following command to unzip it:</text:p>
        </text:list-item>
      </text:list>
      <text:p text:style-name="P34">unzip model.zip -d .</text:p>
      <text:h text:style-name="P35" text:outline-level="3"/>
      <text:h text:style-name="P36" text:outline-level="3">3. Run the Code</text:h>
      <text:list text:style-name="LFO3" text:continue-numbering="true">
        <text:list-item>
          <text:p text:style-name="P37"><text:span text:style-name="T38">Run the Script:</text:span><text:span text:style-name="T39"><text:s/>Execute your script using<text:s/></text:span><text:span text:style-name="T40">Python. For example, if your script is named<text:s/></text:span><text:span text:style-name="T41">main.py</text:span><text:span text:style-name="T42">, run:</text:span></text:p>
        </text:list-item>
      </text:list>
      <text:p text:style-name="P43">python main.py</text:p>
      <text:h text:style-name="P44" text:outline-level="3"/>
      <text:h text:style-name="P45" text:outline-level="3"/>
      <text:h text:style-name="P46" text:outline-level="3"/>
      <text:h text:style-name="P47" text:outline-level="3">4. Modify the Prompt</text:h>
      <text:h text:style-name="P48" text:outline-level="3"><text:span text:style-name="T49">To change the prompt text that the code processes, edit the<text:s/></text:span><text:span text:style-name="T50">text</text:span><text:span text:style-name="T51"><text:s/>variable in your script. Locate the line:</text:span></text:h>
      <text:p text:style-name="P52"><text:span text:style-name="T53">text = "List three implementations done by APOYO Consultorio in Peru."</text:span></text:p>
      <text:p text:style-name="P54">Replace the text with your desired prompt. For example:</text:p>
      <text:p text:style-name="P55">text = "Describe the environmental initiatives by XYZ Corporation."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5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2E74B5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2E74B5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E74B5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E74B5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E74B5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2E74B5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2E74B5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E74B5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E74B5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E74B5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E74B5"/>
    </style:style>
    <style:style style:name="IntenseQuote" style:display-name="Intense Quote" style:family="paragraph" style:parent-style-name="Normal" style:next-style-name="Normal">
      <style:paragraph-properties fo:border-top="0.0069in solid #2E74B5" fo:border-left="none" fo:border-bottom="0.0069in solid #2E74B5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E74B5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E74B5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E74B5" fo:letter-spacing="0.0034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fr" fo:country="FR" style:language-asian="fr" style:country-asian="FR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fr" fo:country="FR" style:language-asian="fr" style:country-asian="FR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fo:language="fr" fo:country="FR" style:language-asian="fr" style:country-asian="FR"/>
    </style:style>
    <style:style style:name="hljs-built_in" style:display-name="hljs-built_in" style:family="text" style:parent-style-name="DefaultParagraphFont"/>
    <style:style style:name="hljs-string" style:display-name="hljs-string" style:family="text" style:parent-style-name="DefaultParagraphFont"/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yassine lajnaoudi</meta:initial-creator>
    <dc:creator>yassine lajnaoudi</dc:creator>
    <meta:creation-date>2024-07-22T13:29:00Z</meta:creation-date>
    <dc:date>2024-07-31T10:44:00Z</dc:date>
    <meta:template xlink:href="Normal" xlink:type="simple"/>
    <meta:editing-cycles>7</meta:editing-cycles>
    <meta:editing-duration>PT2220S</meta:editing-duration>
    <meta:document-statistic meta:page-count="1" meta:paragraph-count="2" meta:word-count="217" meta:character-count="1411" meta:row-count="9" meta:non-whitespace-character-count="1196"/>
  </office:meta>
</office:document-meta>
</file>